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8pt" fo:font-weight="bold" officeooo:rsid="001e64a3" officeooo:paragraph-rsid="001e64a3" style:font-size-asian="15.75pt" style:font-weight-asian="bold" style:font-size-complex="18pt" style:font-weight-complex="bold"/>
    </style:style>
    <style:style style:name="P2" style:family="paragraph" style:parent-style-name="Standard">
      <style:paragraph-properties fo:text-align="start" style:justify-single-word="false"/>
      <style:text-properties style:font-name="Liberation Serif" fo:font-size="14pt" fo:font-weight="normal" officeooo:rsid="001e64a3" officeooo:paragraph-rsid="001e64a3"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style:font-name="Liberation Serif" fo:font-size="13pt" fo:font-weight="normal" officeooo:rsid="001e64a3" officeooo:paragraph-rsid="001e64a3"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style:font-name="Liberation Serif" fo:font-size="13pt" fo:font-style="italic" fo:font-weight="bold" officeooo:rsid="001e64a3" officeooo:paragraph-rsid="001e64a3" style:font-size-asian="11.3500003814697pt" style:font-style-asian="italic" style:font-weight-asian="bold" style:font-size-complex="13pt" style:font-style-complex="italic" style:font-weight-complex="bold"/>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 – Errorcode Dokumentation</text:p>
      <text:p text:style-name="P1"/>
      <text:p text:style-name="P2"/>
      <text:p text:style-name="P3">Das eigentliche Eintragen in den Plan erfolgt über eine JavaScript-Ajax-Request, welcher von PlanController.php ausgeführt wird. Dieser gibt, je nach Eingabe und Ausgang der Validierung, verschiedene Codes zurück, welche wiederrum vom Plan-Script ausgewertet werden sollen, um dem Nutzer so Feedback über aufgetretene Fehler zu ermöglichen. Dies geschieht in Form von Fehlercodes, welche sich in der Ajax „response“ Variable befinden. Zur Dokumentation der einzelnen Fehlercodes und deren Bedeutung wurde dieses Dokument erstellt.</text:p>
      <text:p text:style-name="P3"/>
      <text:p text:style-name="P4">Fehlercodes:</text:p>
      <text:p text:style-name="P4"/>
      <text:p text:style-name="P4">200 –<text:span text:style-name="T2"> </text:span><text:span text:style-name="T1">Alles in Ordnung</text:span><text:span text:style-name="T2">: Die Eingabe wurde im korrekten Format abgeschickt, das Eintragen in die Datenbank hat problemlos funktioniert. Das JS-Script soll nun den Nutzer in die Tabelle eintragen und mit der CSS-Klasse „tdsuccesslink“ versehen.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nes Gräger</meta:initial-creator>
    <meta:creation-date>2014-03-15T17:55:50.273383368</meta:creation-date>
    <dc:date>2014-03-15T18:00:13.690927873</dc:date>
    <dc:creator>Johannes Gräger</dc:creator>
    <meta:editing-duration>P0D</meta:editing-duration>
    <meta:editing-cycles>1</meta:editing-cycles>
    <meta:document-statistic meta:table-count="0" meta:image-count="0" meta:object-count="0" meta:page-count="1" meta:paragraph-count="4" meta:word-count="109" meta:character-count="816" meta:non-whitespace-character-count="707"/>
    <meta:generator>LibreOffice/4.1.2.3$Linux_X86_64 LibreOffice_project/410m0$Build-3</meta:generator>
  </office:meta>
</office:document-meta>
</file>